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olBarRenderer.getTableClasses( boolean selected , boolean disabl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olBarRenderer.getDivClasses( boolean selected , boolean disabl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olBarRenderer.encodeEnd( FacesContext facesContext , UIComponent ui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oolBarRenderer.setToolBarHeight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olBarRenderer.getHoverClasses( boolean first , boolean la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